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971cm" svg:height="8.421cm" svg:x="0.029cm" svg:y="1.09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05-26T13:22:24.447621832</dc:date>
    <meta:editing-duration>PT5M10S</meta:editing-duration>
    <meta:editing-cycles>23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972cm" svg:height="8.422cm" xlink:href="." xlink:type="simple" chart:class="chart:scatter" chart:style-name="ch1">
        <chart:plot-area chart:style-name="ch2" chart:data-source-has-labels="both" svg:x="0.299cm" svg:y="0.168cm" svg:width="14.374cm" svg:height="8.086cm">
          <chartooo:coordinate-region svg:x="0.841cm" svg:y="0.367cm" svg:width="13.738cm" svg:height="7.688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0627905195293135">
                <text:p>0.06279051952931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0627905195293134">
                <text:p>-0.06279051952931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0627905195293132">
                <text:p>-0.06279051952931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0627905195293128">
                <text:p>0.06279051952931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187381314585724">
                <text:p>0.1873813145857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0627905195293133">
                <text:p>0.06279051952931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0627905195293127">
                <text:p>-0.06279051952931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637423989748689">
                <text:p>-0.6374239897486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929776485888252">
                <text:p>-0.9297764858882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309016994374946">
                <text:p>-0.3090169943749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187381314585726">
                <text:p>-0.1873813145857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0627905195293134">
                <text:p>-0.06279051952931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0627905195293126">
                <text:p>0.06279051952931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535826794978995">
                <text:p>0.5358267949789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72896862742141">
                <text:p>0.728968627421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929776485888252">
                <text:p>0.9297764858882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0.425779291565072">
                <text:p>0.4257792915650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.309016994374946">
                <text:p>0.3090169943749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.187381314585724">
                <text:p>0.1873813145857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.0627905195293118">
                <text:p>0.06279051952931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0.0627905195293107">
                <text:p>-0.06279051952931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0.309016994374945">
                <text:p>-0.3090169943749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0.425779291565071">
                <text:p>-0.4257792915650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0.535826794978995">
                <text:p>-0.5358267949789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0.637423989748689">
                <text:p>-0.6374239897486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0.72896862742141">
                <text:p>-0.728968627421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.637423989748689">
                <text:p>-0.6374239897486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0.187381314585726">
                <text:p>-0.1873813145857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0.0627905195293119">
                <text:p>-0.06279051952931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.0627905195293106">
                <text:p>0.06279051952931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.425779291565075">
                <text:p>0.4257792915650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.535826794978995">
                <text:p>0.5358267949789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.637423989748688">
                <text:p>0.6374239897486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